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76cm"/>
      <style:text-properties fo:font-variant="normal" fo:text-transform="none" fo:color="#333333" style:font-name="Open Sans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style:font-name="Open Sans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fo:letter-spacing="normal"/>
    </style:style>
    <style:style style:name="P4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</style:style>
    <style:style style:name="P5" style:family="paragraph" style:parent-style-name="Heading_20_4">
      <style:paragraph-properties fo:margin-left="0cm" fo:margin-right="0cm" fo:margin-top="0.529cm" fo:margin-bottom="0.132cm" fo:line-height="110%" fo:text-indent="0cm" style:auto-text-indent="false"/>
      <style:text-properties fo:text-transform="uppercase" fo:color="#bf2329" style:font-name="inherit" fo:font-size="12.75pt" fo:letter-spacing="normal" fo:font-style="normal" fo:font-weight="bold"/>
    </style:style>
    <style:style style:name="P6" style:family="paragraph" style:parent-style-name="Heading_20_5">
      <style:paragraph-properties fo:margin-left="0cm" fo:margin-right="0cm" fo:margin-top="0cm" fo:margin-bottom="0.397cm" fo:line-height="110%" fo:text-indent="0cm" style:auto-text-indent="false"/>
      <style:text-properties fo:font-variant="normal" fo:text-transform="none" fo:color="#333333" style:font-name="inherit" fo:font-size="10.5pt" fo:letter-spacing="normal" fo:font-style="normal" fo:font-weight="bold"/>
    </style:style>
    <style:style style:name="P7" style:family="paragraph" style:parent-style-name="Heading_20_1">
      <style:text-properties fo:font-variant="normal" fo:text-transform="none" fo:color="#333333" style:font-name="Open Sans" fo:font-size="15.75pt" fo:letter-spacing="normal" fo:font-style="normal" fo:font-weight="bold"/>
    </style:style>
    <style:style style:name="T1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9.75pt" fo:letter-spacing="normal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ECTURES DE LA MESSE</text:h>
      <text:section text:style-name="Sect1" text:name="messe1_lecture1">
        <text:h text:style-name="P5" text:outline-level="4">PREMIÈRE LECTURE</text:h>
        <text:h text:style-name="P6" text:outline-level="5">« Vous avez tué le Prince de la vie, lui que Dieu a ressuscité d’entre les morts » (Ac 3, 11-26)</text:h>
        <text:p text:style-name="P2">Lecture du livre des Actes des Apôtres</text:p>
        <text:p text:style-name="P2">En ces jours-là,<text:line-break/>l’infirme que Pierre et Jean venaient de guérir<text:line-break/>ne les lâchait plus.<text:line-break/>Tout le peuple accourut vers eux<text:line-break/>au Portique dit de Salomon.<text:line-break/>Les gens étaient stupéfaits.<text:line-break/>Voyant cela, Pierre interpella le peuple :<text:line-break/>« Hommes d’Israël,<text:line-break/>pourquoi vous étonner ?<text:line-break/>Pourquoi fixer les yeux sur nous,<text:line-break/>comme si c’était en vertu de notre puissance personnelle<text:line-break/>ou de notre piété<text:line-break/>que nous lui avons donné de marcher ?<text:line-break/>Le Dieu d’Abraham, d’Isaac et de Jacob, le Dieu de nos pères,<text:line-break/>a glorifié son serviteur Jésus,<text:line-break/>alors que vous, vous l’aviez livré,<text:line-break/>vous l’aviez renié en présence de Pilate<text:line-break/>qui était décidé à le relâcher.<text:line-break/>Vous avez renié le Saint et le Juste,<text:line-break/>et vous avez demandé<text:line-break/>qu’on vous accorde la grâce d’un meurtrier.<text:line-break/>Vous avez tué le Prince de la vie,<text:line-break/>lui que Dieu a ressuscité d’entre les morts,<text:line-break/>nous en sommes témoins.<text:line-break/>Tout repose sur la foi dans le nom de Jésus Christ :<text:line-break/>c’est ce nom lui-même qui vient d’affermir cet homme<text:line-break/>que vous regardez et connaissez ;<text:line-break/>oui, la foi qui vient par Jésus<text:line-break/>l’a rétabli dans son intégrité physique,<text:line-break/>en votre présence à tous.<text:line-break/>D’ailleurs, frères, je sais bien<text:line-break/>que vous avez agi dans l’ignorance, vous et vos chefs.<text:line-break/>Mais Dieu a ainsi accompli ce qu’il avait d’avance annoncé<text:line-break/>par la bouche de tous les prophètes :<text:line-break/>que le Christ, son Messie souffrirait.</text:p>
        <text:p text:style-name="P4"><text:span text:style-name="T1"><text:line-break/>Convertissez-vous et tournez-vous vers Dieu<text:line-break/>pour que vos péchés soient effacés.<text:line-break/>Ainsi viendront les temps de la fraîcheur de la part du Seigneur,<text:line-break/>et il enverra le Christ Jésus<text:line-break/>qui vous est destiné.<text:line-break/>Il faut en effet que le ciel l’accueille<text:line-break/>jusqu’à l’époque où tout sera rétabli,<text:line-break/></text:span><text:soft-page-break/><text:span text:style-name="T1">comme Dieu l’avait dit par la bouche des saints,<text:line-break/>ceux d’autrefois, ses prophètes.<text:line-break/>Moïse a déclaré :<text:line-break/></text:span><text:span text:style-name="Emphasis"><text:span text:style-name="T1">Le Seigneur votre Dieu suscitera pour vous,<text:line-break/>du milieu de vos frères, un prophète comme moi :<text:line-break/>vous l’écouterez en tout ce qu’il vous dira.<text:line-break/>Quiconque n’écoutera pas ce prophète<text:line-break/>sera retranché du peuple.</text:span></text:span><text:span text:style-name="T1"><text:line-break/>Ensuite, tous les prophètes<text:line-break/>qui ont parlé depuis Samuel et ses successeurs,<text:line-break/>aussi nombreux furent-ils,<text:line-break/>ont annoncé les jours où nous sommes.<text:line-break/>C’est vous qui êtes les fils des prophètes et de l’Alliance<text:line-break/>que Dieu a conclue avec vos pères,<text:line-break/>quand il disait à Abraham :<text:line-break/></text:span><text:span text:style-name="Emphasis"><text:span text:style-name="T1">En ta descendance seront bénies<text:line-break/>toutes les familles de la terre.</text:span></text:span><text:span text:style-name="T1"><text:line-break/>C’est pour vous d’abord<text:line-break/>que Dieu a suscité son Serviteur,<text:line-break/>et il l’a envoyé vous bénir,<text:line-break/>pourvu que chacun de vous se détourne de sa méchanceté. »</text:span></text:p>
        <text:p text:style-name="P2"><text:line-break/>– Parole du Seigneur.</text:p>
      </text:section>
      <text:section text:style-name="Sect1" text:name="messe1_lecture2">
        <text:h text:style-name="P5" text:outline-level="4">PSAUME</text:h>
        <text:h text:style-name="P6" text:outline-level="5">(Ps 8, 4-5, 6-7, 8-9)</text:h>
        <text:p text:style-name="P4"><text:span text:style-name="Strong_20_Emphasis"><text:span text:style-name="T2">R/ Ô Seigneur notre Dieu, qu’il est grand, ton nom,par toute la terre !ou : Alléluia !</text:span></text:span><text:span text:style-name="T1"> (Ps 8, 2)</text:span></text:p>
        <text:p text:style-name="P2">À voir ton ciel, ouvrage de tes doigts,<text:line-break/>la lune et les étoiles que tu fixas,<text:line-break/>qu’est-ce que l’homme pour que tu penses à lui,<text:line-break/>le fils d’un homme, que tu en prennes souci ?</text:p>
        <text:p text:style-name="P3"> </text:p>
        <text:p text:style-name="P2">Tu l’as voulu un peu moindre qu’un dieu,<text:line-break/>le couronnant de gloire et d’honneur ;<text:line-break/>tu l’établis sur les œuvres de tes mains,<text:line-break/>tu mets toute chose à ses pieds.</text:p>
        <text:p text:style-name="P3"> </text:p>
        <text:p text:style-name="P2">Les troupeaux de bœufs et de brebis,<text:line-break/>et même les bêtes sauvages,<text:line-break/>les oiseaux du ciel et les poissons de la mer,<text:line-break/>tout ce qui va son chemin dans les eaux.</text:p>
      </text:section>
      <text:section text:style-name="Sect1" text:name="messe1_lecture3">
        <text:h text:style-name="P5" text:outline-level="4"><text:soft-page-break/>ÉVANGILE</text:h>
        <text:h text:style-name="P6" text:outline-level="5">« Ainsi est-il écrit que le Christ souffrirait, qu’il ressusciterait d’entre les morts le troisième jour » (Lc 24, 35-48)</text:h>
        <text:p text:style-name="P4"><text:span text:style-name="Strong_20_Emphasis"><text:span text:style-name="T2">Alléluia. Alléluia.</text:span></text:span><text:span text:style-name="T1"><text:line-break/>Voici le jour que fit le Seigneur,<text:line-break/>qu’il soit pour nous jour de fête et de joie !<text:line-break/></text:span><text:span text:style-name="Strong_20_Emphasis"><text:span text:style-name="T2">Alléluia.</text:span></text:span></text:p>
        <text:p text:style-name="P1">(Ps 117, 24)</text:p>
        <text:p text:style-name="P2">Évangile de Jésus Christ selon saint Luc</text:p>
        <text:p text:style-name="P2">En ce temps-là,<text:line-break/>les disciples qui rentraient d’Emmaüs<text:line-break/>racontaient aux onze Apôtres et à leurs compagnons<text:line-break/>ce qui s’était passé sur la route,<text:line-break/>et comment le Seigneur s’était fait reconnaître par eux<text:line-break/>à la fraction du pain.<text:line-break/>Comme ils en parlaient encore,<text:line-break/>lui-même fut présent au milieu d’eux,<text:line-break/>et leur dit :<text:line-break/>« La paix soit avec vous ! »<text:line-break/>Saisis de frayeur et de crainte,<text:line-break/>ils croyaient voir un esprit.<text:line-break/>Jésus leur dit :<text:line-break/>« Pourquoi êtes-vous bouleversés ?<text:line-break/>Et pourquoi ces pensées qui surgissent dans votre cœur ?<text:line-break/>Voyez mes mains et mes pieds : c’est bien moi !<text:line-break/>Touchez-moi, regardez :<text:line-break/>un esprit n’a pas de chair ni d’os<text:line-break/>comme vous constatez que j’en ai. »<text:line-break/>Après cette parole,<text:line-break/>il leur montra ses mains et ses pieds.<text:line-break/>Dans leur joie, ils n’osaient pas encore y croire,<text:line-break/>et restaient saisis d’étonnement.<text:line-break/>Jésus leur dit :<text:line-break/>« Avez-vous ici quelque chose à manger ? »<text:line-break/>Ils lui présentèrent une part de poisson grillé<text:line-break/>qu’il prit et mangea devant eux.<text:line-break/>Puis il leur déclara :<text:line-break/>« Voici les paroles que je vous ai dites<text:line-break/>quand j’étais encore avec vous :<text:line-break/>“Il faut que s’accomplisse<text:line-break/>tout ce qui a été écrit à mon sujet<text:line-break/>dans la loi de Moïse, les Prophètes et les Psaumes.” »<text:line-break/>Alors il ouvrit leur intelligence<text:line-break/>à la compréhension des Écritures.<text:line-break/>Il leur dit :<text:line-break/>« Ainsi est-il écrit que le Christ souffrirait,<text:line-break/>qu’il ressusciterait d’entre les morts le troisième jour,<text:line-break/>et que la conversion serait proclamée en son nom,<text:line-break/>pour le pardon des péchés,<text:line-break/>à toutes les nations,<text:line-break/>en commençant par Jérusalem.<text:line-break/><text:soft-page-break/>À vous d’en être les témoins. »</text:p>
        <text:p text:style-name="P2"><text:line-break/>– Acclamons la Parole de Dieu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Liberation Serif" fo:font-size="10pt" fo:font-weight="bold" style:font-name-asian="Droid Sans" style:font-size-asian="10pt" style:font-weight-asian="bold" style:font-name-complex="Lohit Hindi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9T15:39:46</meta:creation-date>
    <dc:date>2017-03-19T15:40:36</dc:date>
    <dc:creator>Paweł Bielecki</dc:creator>
    <meta:editing-duration>P0D</meta:editing-duration>
    <meta:editing-cycles>1</meta:editing-cycles>
    <meta:document-statistic meta:table-count="0" meta:image-count="0" meta:object-count="0" meta:page-count="4" meta:paragraph-count="22" meta:word-count="903" meta:character-count="4943" meta:non-whitespace-character-count="4055"/>
    <meta:generator>LibreOffice/3.5$Linux_x86 LibreOffice_project/350m1$Build-2</meta:generator>
  </office:meta>
</office:document-meta>
</file>